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6cm" fo:min-width="5.138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25cm" fo:min-width="5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54cm" fo:min-width="5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2.1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1cm" fo:min-width="4.50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5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1cm" fo:min-width="5.75cm"/>
      <style:paragraph-properties style:writing-mode="lr-tb"/>
    </style:style>
    <style:style style:name="gr8" style:family="graphic" style:parent-style-name="objectwithoutfill">
      <style:graphic-properties svg:stroke-width="0.194cm" draw:marker-start-width="0.491cm" draw:marker-end="Pontas_20_das_20_setas_20_7" draw:marker-end-width="0.591cm" draw:fill="none" draw:textarea-vertical-align="middle" fo:padding-top="0.222cm" fo:padding-bottom="0.222cm" fo:padding-left="0.347cm" fo:padding-right="0.347cm"/>
    </style:style>
    <style:style style:name="gr9" style:family="graphic" style:parent-style-name="objectwithoutfill">
      <style:graphic-properties svg:stroke-width="0.194cm" draw:marker-start-width="0.49cm" draw:marker-end="Pontas_20_das_20_setas_20_8" draw:marker-end-width="0.59cm" draw:fill="none" draw:textarea-vertical-align="middle" fo:padding-top="0.221cm" fo:padding-bottom="0.221cm" fo:padding-left="0.346cm" fo:padding-right="0.346cm"/>
    </style:style>
    <style:style style:name="gr10" style:family="graphic" style:parent-style-name="objectwithoutfill">
      <style:graphic-properties svg:stroke-width="0.194cm" draw:marker-start-width="0.49cm" draw:marker-end="Pontas_20_das_20_setas_20_9" draw:marker-end-width="0.59cm" draw:fill="none" draw:textarea-vertical-align="middle" fo:padding-top="0.221cm" fo:padding-bottom="0.221cm" fo:padding-left="0.346cm" fo:padding-right="0.346cm"/>
    </style:style>
    <style:style style:name="gr11" style:family="graphic" style:parent-style-name="objectwithoutfill">
      <style:graphic-properties svg:stroke-width="0.194cm" draw:marker-start-width="0.491cm" draw:marker-end="Pontas_20_das_20_setas_20_10" draw:marker-end-width="0.591cm" draw:fill="none" draw:textarea-vertical-align="middle" fo:padding-top="0.222cm" fo:padding-bottom="0.222cm" fo:padding-left="0.347cm" fo:padding-right="0.347cm"/>
    </style:style>
    <style:style style:name="gr12" style:family="graphic" style:parent-style-name="objectwithoutfill">
      <style:graphic-properties svg:stroke-width="0.194cm" draw:marker-start-width="0.49cm" draw:marker-end="Pontas_20_das_20_setas_20_11" draw:marker-end-width="0.59cm" draw:fill="none" draw:textarea-vertical-align="middle" fo:padding-top="0.221cm" fo:padding-bottom="0.221cm" fo:padding-left="0.346cm" fo:padding-right="0.346cm"/>
    </style:style>
    <style:style style:name="gr13" style:family="graphic" style:parent-style-name="objectwithoutfill">
      <style:graphic-properties svg:stroke-width="0.194cm" draw:marker-start-width="0.491cm" draw:marker-end="Pontas_20_das_20_setas_20_12" draw:marker-end-width="0.591cm" draw:fill="none" draw:textarea-vertical-align="middle" fo:padding-top="0.222cm" fo:padding-bottom="0.222cm" fo:padding-left="0.347cm" fo:padding-right="0.347cm"/>
    </style:style>
    <style:style style:name="gr14" style:family="graphic" style:parent-style-name="objectwithoutfill">
      <style:graphic-properties svg:stroke-width="0.194cm" draw:marker-start-width="0.49cm" draw:marker-end="Pontas_20_das_20_setas_20_13" draw:marker-end-width="0.59cm" draw:fill="none" draw:textarea-vertical-align="middle" fo:padding-top="0.221cm" fo:padding-bottom="0.221cm" fo:padding-left="0.346cm" fo:padding-right="0.346cm"/>
    </style:style>
    <style:style style:name="gr15" style:family="graphic" style:parent-style-name="objectwithoutfill">
      <style:graphic-properties svg:stroke-width="0.194cm" draw:marker-start-width="0.49cm" draw:marker-end="Pontas_20_das_20_setas_20_14" draw:marker-end-width="0.59cm" draw:fill="none" draw:textarea-vertical-align="middle" fo:padding-top="0.221cm" fo:padding-bottom="0.221cm" fo:padding-left="0.346cm" fo:padding-right="0.3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6.25cm" svg:height="1.75cm" svg:x="9.75cm" svg:y="3.25cm">
          <text:p text:style-name="P1"><text:span text:style-name="T1">INÍ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4" draw:id="id4" draw:layer="layout" svg:width="6.25cm" svg:height="1.5cm" svg:x="9.75cm" svg:y="6.5cm">
          <text:p text:style-name="P2"><text:span text:style-name="T2">ACESS</text:span><text:span text:style-name="T2">AR A </text:span><text:span text:style-name="T3">TELA</text:span></text:p>
          <text:p text:style-name="P3"><text:span text:style-name="T3"><text:s/></text:span><text:span text:style-name="T3">DE </text:span><text:span text:style-name="T3">DEPÓ</text:span><text:span text:style-name="T3">SI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5" draw:id="id5" draw:layer="layout" svg:width="6.25cm" svg:height="2.75cm" svg:x="9.75cm" svg:y="9cm">
          <text:p text:style-name="P3"><text:span text:style-name="T4">INSERIR </text:span><text:span text:style-name="T4">BENEFICIÁRIO</text:span></text:p>
          <text:p text:style-name="P2"><text:span text:style-name="T5">DECLARAR </text:span><text:span text:style-name="T5">VALOR</text:span></text:p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ustom-shape draw:style-name="gr4" draw:text-style-name="P3" xml:id="id6" draw:id="id6" draw:layer="layout" svg:width="5.25cm" svg:height="3.5cm" svg:x="10.252cm" svg:y="12.75cm">
          <text:p text:style-name="P3"><text:span text:style-name="T5">VALOR </text:span><text:span text:style-name="T5">DENTRO </text:span></text:p>
          <text:p text:style-name="P3"><text:span text:style-name="T5">DO LIMITE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5" draw:text-style-name="P3" xml:id="id1" draw:id="id1" draw:layer="layout" svg:width="5.002cm" svg:height="2.5cm" svg:x="4cm" svg:y="13.25cm">
          <text:p text:style-name="P3"><text:span text:style-name="T5">LIMITE</text:span></text:p>
          <text:p text:style-name="P3"><text:span text:style-name="T5">ULTRAPASSADO</text:span></text:p>
          <draw:enhanced-geometry svg:viewBox="0 0 21600 21600" draw:text-areas="0 0 21600 21600" draw:mirror-horizontal="true" draw:mirror-vertical="false" draw:type="pentagon-right" draw:modifiers="15395.882470517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5" xml:id="id7" draw:id="id7" draw:layer="layout" svg:width="6.25cm" svg:height="2cm" svg:x="9.75cm" svg:y="17.75cm">
          <text:p text:style-name="P3"><text:span text:style-name="T6">INSERIR </text:span><text:span text:style-name="T6">CÉDUL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8" draw:id="id8" draw:layer="layout" svg:width="6.25cm" svg:height="2cm" svg:x="9.75cm" svg:y="21.25cm">
          <text:p text:style-name="P3"><text:span text:style-name="T6">MENSAGEM </text:span></text:p>
          <text:p text:style-name="P3"><text:span text:style-name="T6">CONFIRMAÇÃO</text:span></text:p>
          <draw:enhanced-geometry svg:viewBox="0 0 21600 21600" draw:text-areas="0 0 21600 21600" draw:mirror-horizontal="true" draw:mirror-vertical="false" draw:type="pentagon-right" draw:modifiers="16634.5224764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" draw:id="id2" draw:layer="layout" svg:width="6.25cm" svg:height="1.75cm" svg:x="9.75cm" svg:y="24.75cm">
          <text:p text:style-name="P1"><text:span text:style-name="T7">FI</text:span><text:span text:style-name="T7">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6" draw:layer="layout" svg:x1="4cm" svg:y1="14.5cm" svg:x2="9.75cm" svg:y2="25.625cm" draw:start-shape="id1" draw:start-glue-point="3" draw:end-shape="id2" draw:end-glue-point="5" svg:d="M4000 14500h-502v11125h6252" svg:viewBox="0 0 6253 11126">
          <text:p/>
        </draw:connector>
        <draw:connector draw:style-name="gr9" draw:text-style-name="P6" draw:layer="layout" svg:x1="12.875cm" svg:y1="5cm" svg:x2="12.875cm" svg:y2="6.5cm" draw:start-shape="id3" draw:start-glue-point="6" draw:end-shape="id4" draw:end-glue-point="4" svg:d="M12875 5000v1500" svg:viewBox="0 0 1 1501">
          <text:p/>
        </draw:connector>
        <draw:connector draw:style-name="gr10" draw:text-style-name="P6" draw:layer="layout" svg:x1="12.875cm" svg:y1="8cm" svg:x2="12.875cm" svg:y2="9.273cm" draw:start-shape="id4" draw:start-glue-point="6" draw:end-shape="id5" draw:end-glue-point="4" svg:d="M12875 8000v1273" svg:viewBox="0 0 1 1274">
          <text:p/>
        </draw:connector>
        <draw:connector draw:style-name="gr11" draw:text-style-name="P6" draw:layer="layout" svg:x1="12.875cm" svg:y1="11.75cm" svg:x2="12.877cm" svg:y2="12.75cm" draw:start-shape="id5" draw:start-glue-point="2" draw:end-shape="id6" draw:end-glue-point="4" svg:d="M12875 11750v501h2v499" svg:viewBox="0 0 3 1001">
          <text:p/>
        </draw:connector>
        <draw:connector draw:style-name="gr12" draw:text-style-name="P6" draw:layer="layout" svg:x1="12.877cm" svg:y1="16.25cm" svg:x2="12.875cm" svg:y2="17.75cm" draw:start-shape="id6" draw:start-glue-point="6" draw:end-shape="id7" draw:end-glue-point="4" svg:d="M12877 16250v751h-2v749" svg:viewBox="0 0 3 1501">
          <text:p/>
        </draw:connector>
        <draw:connector draw:style-name="gr13" draw:text-style-name="P6" draw:layer="layout" svg:x1="12.875cm" svg:y1="19.75cm" svg:x2="12.875cm" svg:y2="21.25cm" draw:start-shape="id7" draw:start-glue-point="6" draw:end-shape="id8" draw:end-glue-point="0" svg:d="M12875 19750v1500" svg:viewBox="0 0 1 1501">
          <text:p/>
        </draw:connector>
        <draw:connector draw:style-name="gr14" draw:text-style-name="P6" draw:layer="layout" svg:x1="12.875cm" svg:y1="23.25cm" svg:x2="12.875cm" svg:y2="24.75cm" draw:start-shape="id8" draw:start-glue-point="2" draw:end-shape="id2" draw:end-glue-point="4" svg:d="M12875 23250v1500" svg:viewBox="0 0 1 1501">
          <text:p/>
        </draw:connector>
        <draw:connector draw:style-name="gr15" draw:text-style-name="P6" draw:layer="layout" svg:x1="10.252cm" svg:y1="14.5cm" svg:x2="9.002cm" svg:y2="14.5cm" draw:start-shape="id6" draw:start-glue-point="5" draw:end-shape="id1" svg:d="M10252 14500h-1250" svg:viewBox="0 0 1251 1">
          <text:p/>
        </draw:connector>
        <draw:frame draw:style-name="gr16" draw:text-style-name="P7" draw:layer="layout" svg:width="1.645cm" svg:height="0.839cm" svg:x="9.122cm" svg:y="13.25cm">
          <draw:text-box>
            <text:p><text:span text:style-name="T3">NÃO</text:span></text:p>
          </draw:text-box>
        </draw:frame>
        <draw:frame draw:style-name="gr16" draw:text-style-name="P7" draw:layer="layout" svg:width="1.442cm" svg:height="0.839cm" svg:x="13.372cm" svg:y="16.25cm">
          <draw:text-box>
            <text:p><text:span text:style-name="T3">SI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6T10:54:06.228208248</meta:creation-date>
    <dc:date>2021-05-26T14:03:26.271780445</dc:date>
    <meta:editing-duration>PT26M8S</meta:editing-duration>
    <meta:editing-cycles>2</meta:editing-cycles>
    <meta:generator>LibreOffice/7.1.3.2$Linux_X86_64 LibreOffice_project/47f78053abe362b9384784d31a6e56f8511eb1c1</meta:generator>
    <meta:document-statistic meta:object-count="18"/>
  </office:meta>
</office:document-meta>
</file>